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apple-system" svg:font-family="apple-system, system-ui, system-ui, 'Segoe UI', Roboto, 'Helvetica Neue', 'Fira Sans', Ubuntu, Oxygen, 'Oxygen Sans', Cantarell, 'Droid Sans', 'Apple Color Emoji', 'Segoe UI Emoji', 'Segoe UI Emoji', 'Segoe UI Symbol', 'Lucida Grande', 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font-variant="normal" fo:text-transform="none" style:font-name="Times New Roman" fo:font-size="14pt" fo:letter-spacing="normal" fo:font-style="normal" fo:font-weight="bold" style:font-size-asian="14pt" style:font-size-complex="14pt"/>
    </style:style>
    <style:style style:name="P2" style:family="paragraph" style:parent-style-name="Standard">
      <style:text-properties fo:font-variant="normal" fo:text-transform="none" style:font-name="Times New Roman" fo:font-size="14pt" fo:letter-spacing="normal" fo:font-style="normal" fo:font-weight="normal" style:font-size-asian="14pt" style:font-weight-asian="normal" style:font-size-complex="14pt" style:font-weight-complex="normal"/>
    </style:style>
    <style:style style:name="P3" style:family="paragraph" style:parent-style-name="Standard">
      <style:text-properties style:font-name="Times New Roman" fo:font-size="14pt" style:font-size-asian="14pt" style:font-size-complex="14pt"/>
    </style:style>
    <style:style style:name="P4" style:family="paragraph" style:parent-style-name="Text_20_body">
      <style:text-properties fo:font-variant="normal" fo:text-transform="none" style:font-name="Times New Roman" fo:font-size="14pt" fo:letter-spacing="normal" fo:font-style="normal" fo:font-weight="bold"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GameDev Protips: 5 Basic Yet Highly Effective Marketing Strategies</text:h>
      <text:p text:style-name="P3"><text:tab/></text:p>
      <text:p text:style-name="P3"><text:tab/>Canale de promovare: Facebook, Twitter, Instagram, Youtube pe care postez cat de des posibil. Musai sa am site. Postez work in progress, behind the scenes, CONCEPT ART, etc.</text:p>
      <text:p text:style-name="P3"/>
      <text:p text:style-name="P3"><text:tab/>Trebuie sa am un logo atragator si culori faine, pe care sa le pastrez pe toate mediile de promovare.</text:p>
      <text:p text:style-name="P3"/>
      <text:p text:style-name="P3"><text:tab/>Contactez bloggeri, vloggeri, jurnalisti de specialitate, site-uri de specialitate, etc.</text:p>
      <text:p text:style-name="P3"/>
      <text:h text:style-name="P1" text:outline-level="1">GameDev Protips: How To Break Into The Games Industry Without A Recruiter</text:h>
      <text:p text:style-name="P4"/>
      <text:p text:style-name="P2"><text:tab/>Ca sa pot sa obtin un job in industrie, trebuie sa am jocuri faine lansate. Calitatea muncii va veni odata cu experienta. Daca am un portofliu OK, ofertele vor veni de la sin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apple-system" svg:font-family="apple-system, system-ui, system-ui, 'Segoe UI', Roboto, 'Helvetica Neue', 'Fira Sans', Ubuntu, Oxygen, 'Oxygen Sans', Cantarell, 'Droid Sans', 'Apple Color Emoji', 'Segoe UI Emoji', 'Segoe UI Emoji', 'Segoe UI Symbol', 'Lucida Grande', 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1M35S</meta:editing-duration>
    <meta:editing-cycles>5</meta:editing-cycles>
    <meta:generator>OpenOffice/4.1.2$Unix OpenOffice.org_project/412m3$Build-9782</meta:generator>
    <dc:date>2018-06-04T14:43:40</dc:date>
    <meta:document-statistic meta:table-count="0" meta:image-count="0" meta:object-count="0" meta:page-count="1" meta:paragraph-count="7" meta:word-count="111" meta:character-count="682"/>
    <dc:creator>Stefan </dc:creator>
    <meta:user-defined meta:name="Info 1"/>
    <meta:user-defined meta:name="Info 2"/>
    <meta:user-defined meta:name="Info 3"/>
    <meta:user-defined meta:name="Info 4"/>
  </office:meta>
</office:document-meta>
</file>